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officeooo:rsid="000ab5ee" officeooo:paragraph-rsid="000ab5ee"/>
    </style:style>
    <style:style style:name="P2" style:family="paragraph" style:parent-style-name="Standard">
      <style:paragraph-properties fo:margin-left="0cm" fo:margin-right="0cm" fo:orphans="2" fo:widows="2" fo:text-indent="0cm" style:auto-text-indent="false"/>
      <style:text-properties fo:font-weight="bold" officeooo:rsid="000ab5ee" officeooo:paragraph-rsid="000ab5ee" style:font-weight-asian="bold" style:font-weight-complex="bold"/>
    </style:style>
    <style:style style:name="P3" style:family="paragraph" style:parent-style-name="Standard">
      <style:paragraph-properties fo:margin-left="0cm" fo:margin-right="0cm" fo:orphans="2" fo:widows="2" fo:text-indent="0cm" style:auto-text-indent="false"/>
      <style:text-properties fo:font-weight="bold" officeooo:rsid="000ab5ee" officeooo:paragraph-rsid="000c5856" style:font-weight-asian="bold" style:font-weight-complex="bold"/>
    </style:style>
    <style:style style:name="P4" style:family="paragraph" style:parent-style-name="Standard">
      <style:paragraph-properties fo:margin-left="0cm" fo:margin-right="0cm" fo:orphans="2" fo:widows="2" fo:text-indent="0cm" style:auto-text-indent="false"/>
      <style:text-properties fo:font-weight="bold" officeooo:rsid="000c5856" officeooo:paragraph-rsid="000c5856" style:font-weight-asian="bold" style:font-weight-complex="bold"/>
    </style:style>
    <style:style style:name="P5" style:family="paragraph" style:parent-style-name="Standard">
      <style:paragraph-properties fo:margin-left="0cm" fo:margin-right="0cm" fo:orphans="2" fo:widows="2" fo:text-indent="0cm" style:auto-text-indent="false"/>
      <style:text-properties fo:font-weight="normal" officeooo:rsid="000c5856" officeooo:paragraph-rsid="000c5856" style:font-weight-asian="normal" style:font-weight-complex="normal"/>
    </style:style>
    <style:style style:name="P6" style:family="paragraph" style:parent-style-name="Standard">
      <style:paragraph-properties fo:margin-left="0cm" fo:margin-right="0cm" fo:orphans="2" fo:widows="2" fo:text-indent="0cm" style:auto-text-indent="false"/>
      <style:text-properties fo:font-weight="normal" officeooo:rsid="000d1327" officeooo:paragraph-rsid="000d1327" style:font-weight-asian="normal" style:font-weight-complex="normal"/>
    </style:style>
    <style:style style:name="T1" style:family="text">
      <style:text-properties fo:color="#222222" style:font-name="sans-serif" fo:font-size="10.5pt" fo:letter-spacing="normal" fo:font-style="italic" fo:font-weight="normal"/>
    </style:style>
    <style:style style:name="T2" style:family="text">
      <style:text-properties fo:color="#222222" style:font-name="sans-serif" fo:font-size="10.5pt" fo:letter-spacing="normal" fo:font-style="italic" fo:font-weight="bold"/>
    </style:style>
    <style:style style:name="T3" style:family="text">
      <style:text-properties fo:font-variant="normal" fo:text-transform="none" fo:color="#222222" style:font-name="sans-serif" fo:font-size="10.5pt" fo:letter-spacing="normal" fo:font-style="normal" fo:font-weight="normal"/>
    </style:style>
    <style:style style:name="T4" style:family="text">
      <style:text-properties fo:font-variant="normal" fo:text-transform="none" fo:color="#222222" fo:letter-spacing="normal"/>
    </style:style>
    <style:style style:name="T5" style:family="text">
      <style:text-properties fo:font-variant="normal" fo:text-transform="none" fo:color="#222222" fo:letter-spacing="normal" fo:font-weight="bold" style:font-weight-asian="bold" style:font-weight-complex="bold"/>
    </style:style>
    <style:style style:name="T6" style:family="text">
      <style:text-properties fo:font-variant="normal" fo:text-transform="none" fo:color="#222222" fo:letter-spacing="normal" fo:font-weight="normal" style:font-weight-asian="normal" style:font-weight-complex="normal"/>
    </style:style>
    <style:style style:name="T7" style:family="text">
      <style:text-properties fo:font-variant="normal" fo:text-transform="none" fo:color="#222222" fo:letter-spacing="normal" fo:font-weight="normal" officeooo:rsid="000c5856" style:font-weight-asian="normal" style:font-weight-complex="normal"/>
    </style:style>
    <style:style style:name="T8" style:family="text">
      <style:text-properties fo:font-variant="normal" fo:text-transform="none" fo:color="#222222" fo:letter-spacing="normal" officeooo:rsid="000c5856"/>
    </style:style>
    <style:style style:name="T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Què són? </text:span><text:span text:style-name="T4">Request for Comments son una serie de publicaciones del grupo de trabajo de ingeniería de internet que describen diversos aspectos del funcionamiento de Internet y otras redes de computadoras, como protocolos, procedimientos, etc. y comentarios e ideas sobre estos.1Cada RFC constituye un monográfico o memorando que ingenieros o expertos en la materia han hecho llegar al IETF, el consorcio de colaboración técnica más importante en Internet, para que éste sea valorado por el resto de la comunidad. De hecho, la traducción literal de RFC al español es "Petición de comentarios".</text:span></text:p>
      <text:p text:style-name="P1"><text:span text:style-name="T4"/></text:p>
      <text:p text:style-name="P3"><text:span text:style-name="T4">Qui les promou? </text:span><text:span text:style-name="T6">Estas publicaciones se remontan a 1969, cuando Steve Crocker inventó un sistema eficaz de hacer llegar las propuestas técnicas al resto de grupos de trabajo que experimentaban con ARPANET, la precursora de Internet.</text:span></text:p>
      <text:p text:style-name="P3"><text:span text:style-name="T6"/></text:p>
      <text:p text:style-name="P5"><text:span text:style-name="T4">In July 2007, streams of RFCs were defined, so that the editing duties could be divided. IETF documents came from IETF working groups or submissions sponsored by an IETF area director from the Internet Engineering Steering Group. The IAB can publish its own documents. A research stream of documents comes from the Internet Research Task Force (IRTF), and an independent stream from other outside sources.[6] A new model was proposed in 2008, refined, and published in August 2009, splitting the task into several roles,[7] including the RFC Series Advisory Group (RSAG). The model was updated in 2012.[8] The streams were also refined in December 2009, with standards defined for their style.[9] In January 2010 the RFC editor function was moved to a contractor, Association Management Solutions, with Glenn Kowack serving as interim series editor.[10] In late 2011, Heather Flanagan was hired as the permanent RFC Series Editor. Also at that time, an RFC Series Oversight Committee (RSOC) was created.</text:span></text:p>
      <text:p text:style-name="P5"><text:span text:style-name="T4"/></text:p>
      <text:p text:style-name="P3"><text:span text:style-name="T4">Què cal fer per crear-ne? </text:span><text:span text:style-name="T7">Antes de que un documento tenga la consideración de RFC, debe seguir un proceso muy estricto para asegurar su calidad y coherencia. Cuando lo consigue, prácticamente ya es un protocolo formal al que probablemente se interpondrán pocas objeciones, por lo que el sentido de su nombre como petición de comentarios ha quedado prácticamente obsoleto, dado que las críticas y sugerencias se producen en las fases anteriores. De todos modos, el nombre de RFC se mantiene por razones históricas.</text:span></text:p>
      <text:p text:style-name="P4"><text:span text:style-name="T8"/></text:p>
      <text:p text:style-name="P5">The RFC Editor assigns each RFC a serial number. Once assigned a number and published, an RFC is never rescinded or modified; if the document requires amendments, the authors publish a revised document. Therefore, some RFCs supersede others; the superseded RFCs are said to be deprecated, obsolete, or obsoleted by the superseding RFC. Together, the serialized RFCs compose a continuous historical record of the evolution of Internet standards and practices. The RFC process is documented in RFC 2026 (The Internet Standards Process, Revision 3)[12]</text:p>
      <text:p text:style-name="P5"/>
      <text:p text:style-name="P5">The RFC production process differs from the standardization process of formal standards organizations such as ISO. Internet technology experts may submit an Internet Draft without support from an external institution. Standards-track RFCs are published with approval from the IETF, and are usually produced by experts participating in working groups, which first publish an Internet Draft. This approach facilitates initial rounds of peer review before documents mature into RFCs.</text:p>
      <text:p text:style-name="P5"/>
      <text:p text:style-name="P5">The RFC tradition of pragmatic, experience-driven, after-the-fact standards authorship accomplished by individuals or small working groups can have important advantages over the more formal, committee-driven process typical of ISO and national standards bodies.</text:p>
      <text:p text:style-name="P5"/>
      <text:p text:style-name="P5"><text:soft-page-break/>Most RFCs use a common set of terms such as "MUST" and "NOT RECOMMENDED" (as defined by RFC 2119), augmented Backus–Naur form (ABNF) (RFC 5234) as a meta-language, and simple text-based formatting, in order to keep the RFCs consistent and easy to understand.</text:p>
      <text:p text:style-name="P2"><text:span text:style-name="T4"/></text:p>
      <text:p text:style-name="P6"><text:span text:style-name="T4">The official source for RFCs on the World Wide Web is the RFC Editor. Almost any published RFC can be retrieved via a URL of the form http://www.rfc-editor.org/rfc/rfc5000.txt, shown for RFC 5000.</text:span></text:p>
      <text:p text:style-name="P6"><text:span text:style-name="T4"/></text:p>
      <text:p text:style-name="P6"><text:span text:style-name="T4">Every RFC is submitted as plain ASCII text and is published in that form, but may also be available in other formats.</text:span></text:p>
      <text:p text:style-name="P6"><text:span text:style-name="T4"/></text:p>
      <text:p text:style-name="P6"><text:span text:style-name="T4">For easy access to the metadata of an RFC, including abstract, keywords, author(s), publication date, errata, status, and especially later updates, the RFC Editor site offers a search form with many features. A redirection sets some efficient parameters, example: rfc:5000.</text:span></text:p>
      <text:p text:style-name="P6"><text:span text:style-name="T4"/></text:p>
      <text:p text:style-name="P6"><text:span text:style-name="T4">The official International Standard Serial Number (ISSN) of the RFC series is 2070-1721.</text:span></text:p>
      <text:p text:style-name="P2"><text:span text:style-name="T4"/></text:p>
      <text:p text:style-name="P2"><text:span text:style-name="T4">Quin és el cicle de vida?</text:span></text:p>
      <text:p text:style-name="P2"><text:span text:style-name="T4"/></text:p>
      <text:p text:style-name="P2"><text:span text:style-name="T4">Exemples: </text:span><text:span text:style-name="T6">Los protocolos más importantes de Internet están definidos por RFC, como el protocolo IP detallado en el RFC 791, el FTP en el RFC 959, o el HTTP —escrito por Tim Berners-Lee et al.— en el RFC 2616 (entre otros).</text:span></text:p>
      <text:p text:style-name="P2"><text:span text:style-name="T6"/></text:p>
      <text:p text:style-name="P2"><text:span text:style-name="T6"/></text:p>
      <text:p text:style-name="P4"><text:a xlink:type="simple" xlink:href="https://www.mikroways.net/2009/07/12/¿que-es-una-rfc/" text:style-name="Internet_20_link" text:visited-style-name="Visited_20_Internet_20_Link"><text:span text:style-name="T6">https://www.mikroways.net/2009/07/12/%C2%BFque-es-una-rfc/</text:span></text:a></text:p>
      <text:p text:style-name="P4"><text:span text:style-name="T6"/></text:p>
      <text:p text:style-name="P4"><text:span text:style-name="T6">https://en.wikipedia.org/wiki/Request_for_Com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1:26:19.406019745</meta:creation-date>
    <dc:date>2017-09-19T11:43:14.282904787</dc:date>
    <meta:editing-duration>PT6M44S</meta:editing-duration>
    <meta:editing-cycles>2</meta:editing-cycles>
    <meta:generator>LibreOffice/5.2.7.2$Linux_X86_64 LibreOffice_project/20m0$Build-2</meta:generator>
    <meta:document-statistic meta:table-count="0" meta:image-count="0" meta:object-count="0" meta:page-count="2" meta:paragraph-count="16" meta:word-count="755" meta:character-count="4913" meta:non-whitespace-character-count="4175"/>
  </office:meta>
</office:document-meta>
</file>